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4" style:family="graphic" style:parent-style-name="standard">
      <style:graphic-properties draw:marker-start="Arrow" draw:marker-end="Arrow" draw:marker-end-width="0.3cm" draw:fill="solid" draw:fill-color="#00ff00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fill="solid" draw:fill-color="#00ff0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2cm" svg:stroke-color="#ff6633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color="#ff6633" fo:font-family="'Comic Sans MS'" style:font-family-generic="script" style:font-pitch="variable" fo:font-size="28pt"/>
    </style:style>
    <style:style style:name="T1" style:family="text">
      <style:text-properties fo:color="#ff6633" fo:font-family="'Comic Sans MS'" style:font-family-generic="script" style:font-pitch="variable" fo:font-size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2cm" svg:height="2cm" svg:x="2.5cm" svg:y="7.538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8.5cm" svg:y="6.538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8.5cm" svg:y="10.538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13.5cm" svg:y="9.538cm">
          <text:p text:style-name="P2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2.5cm" svg:height="2cm" svg:x="4.5cm" svg:y="14.038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cm" svg:height="2cm" svg:x="12cm" svg:y="14.038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13.5cm" svg:y="17.538cm">
          <text:p text:style-name="P2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2cm" svg:height="2cm" svg:x="3.5cm" svg:y="19.538cm">
          <text:p text:style-name="P2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layer="layout" svg:width="2cm" svg:height="2cm" svg:x="8.5cm" svg:y="19.538cm">
          <text:p text:style-name="P2"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5cm" svg:y1="8.538cm" svg:x2="8.5cm" svg:y2="7.538cm">
          <text:p text:style-name="P2"/>
        </draw:line>
        <draw:line draw:style-name="gr5" draw:text-style-name="P1" draw:layer="layout" svg:x1="9.5cm" svg:y1="8.538cm" svg:x2="9.5cm" svg:y2="10.538cm">
          <text:p text:style-name="P2"/>
        </draw:line>
        <draw:line draw:style-name="gr5" draw:text-style-name="P1" draw:layer="layout" svg:x1="10.5cm" svg:y1="11.538cm" svg:x2="13.5cm" svg:y2="10.538cm">
          <text:p text:style-name="P2"/>
        </draw:line>
        <draw:line draw:style-name="gr4" draw:text-style-name="P1" draw:layer="layout" svg:x1="6cm" svg:y1="16.038cm" svg:x2="8.5cm" svg:y2="17.538cm">
          <text:p text:style-name="P2"/>
        </draw:line>
        <draw:line draw:style-name="gr4" draw:text-style-name="P1" draw:layer="layout" svg:x1="13cm" svg:y1="16.038cm" svg:x2="10.5cm" svg:y2="17.538cm">
          <text:p text:style-name="P2"/>
        </draw:line>
        <draw:line draw:style-name="gr4" draw:text-style-name="P1" draw:layer="layout" svg:x1="5.5cm" svg:y1="16.038cm" svg:x2="8.5cm" svg:y2="20.038cm">
          <text:p text:style-name="P2"/>
        </draw:line>
        <draw:line draw:style-name="gr4" draw:text-style-name="P1" draw:layer="layout" svg:x1="13.5cm" svg:y1="16.038cm" svg:x2="10.5cm" svg:y2="20.038cm">
          <text:p text:style-name="P2"/>
        </draw:line>
        <draw:line draw:style-name="gr4" draw:text-style-name="P1" draw:layer="layout" svg:x1="8.5cm" svg:y1="20.538cm" svg:x2="5.5cm" svg:y2="20.538cm">
          <text:p text:style-name="P2"/>
        </draw:line>
        <draw:line draw:style-name="gr5" draw:text-style-name="P1" draw:layer="layout" svg:x1="9.5cm" svg:y1="12.538cm" svg:x2="7cm" svg:y2="14.038cm">
          <text:p text:style-name="P2"/>
        </draw:line>
        <draw:line draw:style-name="gr5" draw:text-style-name="P1" draw:layer="layout" svg:x1="9.5cm" svg:y1="12.538cm" svg:x2="12cm" svg:y2="14.038cm">
          <text:p text:style-name="P2"/>
        </draw:line>
        <draw:frame draw:style-name="gr6" draw:layer="layout" svg:width="2.098cm" svg:height="0.962cm" svg:x="2.402cm" svg:y="9.576cm">
          <draw:text-box>
            <text:p text:style-name="P2">Client</text:p>
          </draw:text-box>
        </draw:frame>
        <draw:frame draw:style-name="gr6" draw:layer="layout" svg:width="2.377cm" svg:height="0.962cm" svg:x="8.5cm" svg:y="5.538cm">
          <draw:text-box>
            <text:p text:style-name="P2">listen()</text:p>
          </draw:text-box>
        </draw:frame>
        <draw:frame draw:style-name="gr6" draw:layer="layout" svg:width="2.758cm" svg:height="0.962cm" svg:x="5.742cm" svg:y="11.038cm">
          <draw:text-box>
            <text:p text:style-name="P2">accept()</text:p>
          </draw:text-box>
        </draw:frame>
        <draw:frame draw:style-name="gr6" draw:layer="layout" svg:width="3.165cm" svg:height="0.962cm" svg:x="13cm" svg:y="8.538cm">
          <draw:text-box>
            <text:p text:style-name="P2">LDAP DB</text:p>
          </draw:text-box>
        </draw:frame>
        <draw:frame draw:style-name="gr6" draw:layer="layout" svg:width="2.784cm" svg:height="0.962cm" svg:x="3.191cm" svg:y="18.572cm">
          <draw:text-box>
            <text:p text:style-name="P2">SQL DB</text:p>
          </draw:text-box>
        </draw:frame>
        <draw:frame draw:style-name="gr6" draw:layer="layout" svg:width="3.487cm" svg:height="0.962cm" svg:x="12.967cm" svg:y="19.572cm">
          <draw:text-box>
            <text:p text:style-name="P2">Filesystem</text:p>
          </draw:text-box>
        </draw:frame>
        <draw:frame draw:style-name="gr6" draw:layer="layout" svg:width="5.116cm" svg:height="0.962cm" svg:x="7cm" svg:y="12.576cm">
          <draw:text-box>
            <text:p text:style-name="P2">pthread_create()</text:p>
          </draw:text-box>
        </draw:frame>
        <draw:frame draw:style-name="gr6" draw:layer="layout" svg:width="5.218cm" svg:height="0.962cm" svg:x="14.5cm" svg:y="14.538cm">
          <draw:text-box>
            <text:p text:style-name="P2">UI: modify/create</text:p>
          </draw:text-box>
        </draw:frame>
        <draw:frame draw:style-name="gr6" draw:layer="layout" svg:width="2.72cm" svg:height="0.962cm" svg:x="1.5cm" svg:y="14.538cm">
          <draw:text-box>
            <text:p text:style-name="P2">UI: view</text:p>
          </draw:text-box>
        </draw:frame>
        <draw:frame draw:style-name="gr6" draw:layer="layout" svg:width="5.116cm" svg:height="0.962cm" svg:x="7cm" svg:y="9.038cm">
          <draw:text-box>
            <text:p text:style-name="P2">pthread_create()</text:p>
          </draw:text-box>
        </draw:frame>
        <draw:custom-shape draw:style-name="gr3" draw:text-style-name="P1" draw:layer="layout" svg:width="2cm" svg:height="2cm" svg:x="8.5cm" svg:y="16.538cm">
          <text:p text:style-name="P2"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5cm" svg:y1="18.538cm" svg:x2="10.5cm" svg:y2="18.038cm">
          <text:p text:style-name="P2"/>
        </draw:line>
        <draw:frame draw:style-name="gr6" draw:layer="layout" svg:width="4.113cm" svg:height="0.962cm" svg:x="7.378cm" svg:y="15.572cm">
          <draw:text-box>
            <text:p text:style-name="P2">priv. Process</text:p>
          </draw:text-box>
        </draw:frame>
        <draw:frame draw:style-name="gr6" draw:layer="layout" svg:width="3.757cm" svg:height="0.962cm" svg:x="7.704cm" svg:y="21.538cm">
          <draw:text-box>
            <text:p text:style-name="P2">SQL Server</text:p>
          </draw:text-box>
        </draw:frame>
        <draw:frame draw:style-name="gr6" draw:text-style-name="P3" draw:layer="layout" svg:width="7.17cm" svg:height="1.627cm" svg:x="10cm" svg:y="23cm">
          <draw:text-box>
            <text:p text:style-name="P2"><text:span text:style-name="T1">SQL Injection</text:span></text:p>
          </draw:text-box>
        </draw:frame>
        <draw:line draw:style-name="gr7" draw:text-style-name="P1" draw:layer="layout" svg:x1="14cm" svg:y1="23cm" svg:x2="11cm" svg:y2="19.5cm">
          <text:p text:style-name="P2"/>
        </draw:line>
        <draw:line draw:style-name="gr7" draw:text-style-name="P1" draw:layer="layout" svg:x1="14cm" svg:y1="23cm" svg:x2="7.5cm" svg:y2="18.5cm">
          <text:p text:style-name="P2"/>
        </draw:line>
        <draw:line draw:style-name="gr5" draw:text-style-name="P1" draw:layer="layout" svg:x1="13.5cm" svg:y1="19cm" svg:x2="10.5cm" svg:y2="20.5cm">
          <text:p text:style-name="P2"/>
        </draw:line>
        <draw:line draw:style-name="gr7" draw:text-style-name="P1" draw:layer="layout" svg:x1="14cm" svg:y1="23cm" svg:x2="12.5cm" svg:y2="19.5cm">
          <text:p text:style-name="P2"/>
        </draw:line>
        <draw:frame draw:style-name="gr6" draw:text-style-name="P3" draw:layer="layout" svg:width="7.563cm" svg:height="1.627cm" svg:x="12.5cm" svg:y="6.373cm">
          <draw:text-box>
            <text:p text:style-name="P2"><text:span text:style-name="T1">LDAP Injection</text:span></text:p>
          </draw:text-box>
        </draw:frame>
        <draw:line draw:style-name="gr7" draw:text-style-name="P1" draw:layer="layout" svg:x1="13.5cm" svg:y1="8cm" svg:x2="12cm" svg:y2="11cm">
          <text:p text:style-name="P2"/>
        </draw:line>
        <draw:frame draw:style-name="gr6" draw:layer="layout" svg:width="1.679cm" svg:height="0.962cm" svg:x="5.5cm" svg:y="6.538cm">
          <draw:text-box>
            <text:p text:style-name="P2">SSL</text:p>
          </draw:text-box>
        </draw:frame>
        <draw:frame draw:style-name="gr6" draw:layer="layout" svg:width="1.679cm" svg:height="0.962cm" svg:x="11.321cm" svg:y="11.038cm">
          <draw:text-box>
            <text:p text:style-name="P2">SSL</text:p>
          </draw:text-box>
        </draw:frame>
        <draw:frame draw:style-name="gr6" draw:text-style-name="P3" draw:layer="layout" svg:width="14.836cm" svg:height="1.627cm" svg:x="6.251cm" svg:y="2.061cm">
          <draw:text-box>
            <text:p text:style-name="P2"><text:span text:style-name="T1">Buffer/Integer Overflows etc.</text:span></text:p>
          </draw:text-box>
        </draw:frame>
        <draw:line draw:style-name="gr7" draw:text-style-name="P1" draw:layer="layout" svg:x1="8cm" svg:y1="3.5cm" svg:x2="8cm" svg:y2="10.5cm">
          <text:p text:style-name="P2"/>
        </draw:line>
        <draw:line draw:style-name="gr7" draw:text-style-name="P1" draw:layer="layout" svg:x1="8cm" svg:y1="3.5cm" svg:x2="5cm" svg:y2="13.5cm">
          <text:p text:style-name="P2"/>
        </draw:line>
        <draw:line draw:style-name="gr7" draw:text-style-name="P1" draw:layer="layout" svg:x1="8cm" svg:y1="3.5cm" svg:x2="13cm" svg:y2="14cm">
          <text:p text:style-name="P2"/>
        </draw:line>
        <draw:line draw:style-name="gr7" draw:text-style-name="P1" draw:layer="layout" svg:x1="8cm" svg:y1="3.5cm" svg:x2="4.5cm" svg:y2="8cm">
          <text:p text:style-name="P2"/>
        </draw:line>
        <draw:frame draw:style-name="gr6" draw:text-style-name="P3" draw:layer="layout" svg:width="12.609cm" svg:height="1.627cm" svg:x="0cm" svg:y="0.373cm">
          <draw:text-box>
            <text:p text:style-name="P2"><text:span text:style-name="T1">Man-in-the-Middle Attack</text:span></text:p>
          </draw:text-box>
        </draw:frame>
        <draw:line draw:style-name="gr7" draw:text-style-name="P1" draw:layer="layout" svg:x1="1cm" svg:y1="2cm" svg:x2="2.5cm" svg:y2="8.5cm">
          <text:p text:style-name="P2"/>
        </draw:line>
        <draw:line draw:style-name="gr7" draw:text-style-name="P1" draw:layer="layout" svg:x1="1cm" svg:y1="2cm" svg:x2="6cm" svg:y2="8cm">
          <text:p text:style-name="P2"/>
        </draw:line>
        <draw:frame draw:style-name="gr6" draw:text-style-name="P3" draw:layer="layout" svg:width="5.421cm" svg:height="3.003cm" svg:x="15.579cm" svg:y="15.5cm">
          <draw:text-box>
            <text:p text:style-name="P2"><text:span text:style-name="T1">Open arbi-</text:span></text:p>
            <text:p text:style-name="P2"><text:span text:style-name="T1">trary Files</text:span></text:p>
          </draw:text-box>
        </draw:frame>
        <draw:line draw:style-name="gr7" draw:text-style-name="P1" draw:layer="layout" svg:x1="15.5cm" svg:y1="16.5cm" svg:x2="7.5cm" svg:y2="16.5cm">
          <text:p text:style-name="P2"/>
        </draw:line>
        <draw:line draw:style-name="gr7" draw:text-style-name="P1" draw:layer="layout" svg:x1="15.5cm" svg:y1="16.5cm" svg:x2="11.5cm" svg:y2="17cm">
          <text:p text:style-name="P2"/>
        </draw:line>
        <draw:frame draw:style-name="gr6" draw:text-style-name="P3" draw:layer="layout" svg:width="4.985cm" svg:height="3.003cm" svg:x="0cm" svg:y="16cm">
          <draw:text-box>
            <text:p text:style-name="P2"><text:span text:style-name="T1">Directory</text:span></text:p>
            <text:p text:style-name="P2"><text:span text:style-name="T1">Traversal</text:span></text:p>
          </draw:text-box>
        </draw:frame>
        <draw:line draw:style-name="gr7" draw:text-style-name="P1" draw:layer="layout" svg:x1="5cm" svg:y1="18cm" svg:x2="7cm" svg:y2="17cm">
          <text:p text:style-name="P2"/>
        </draw:line>
        <draw:line draw:style-name="gr7" draw:text-style-name="P1" draw:layer="layout" svg:x1="5cm" svg:y1="18cm" svg:x2="11cm" svg:y2="17cm">
          <text:p text:style-name="P2"/>
        </draw:line>
        <draw:frame draw:style-name="gr6" draw:text-style-name="P3" draw:layer="layout" svg:width="8.668cm" svg:height="1.627cm" svg:x="11.332cm" svg:y="4cm">
          <draw:text-box>
            <text:p text:style-name="P2"><text:span text:style-name="T1">Denial-of-Service</text:span></text:p>
          </draw:text-box>
        </draw:frame>
        <draw:line draw:style-name="gr7" draw:text-style-name="P1" draw:layer="layout" svg:x1="11.5cm" svg:y1="5.5cm" svg:x2="10cm" svg:y2="9cm">
          <text:p text:style-name="P2"/>
        </draw:line>
        <draw:frame draw:style-name="gr6" draw:text-style-name="P3" draw:layer="layout" svg:width="4.723cm" svg:height="3.003cm" svg:x="0cm" svg:y="10.997cm">
          <draw:text-box>
            <text:p text:style-name="P2"><text:span text:style-name="T1">Password</text:span></text:p>
            <text:p text:style-name="P2"><text:span text:style-name="T1">Guessing</text:span></text:p>
          </draw:text-box>
        </draw:frame>
        <draw:line draw:style-name="gr7" draw:text-style-name="P1" draw:layer="layout" svg:x1="4.5cm" svg:y1="12cm" svg:x2="8.5cm" svg:y2="12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Arial" style:font-family-generic-asian="system" style:font-pitch-asian="variable" style:font-size-asian="24pt" style:language-asian="de" style:country-asian="DE" style:font-family-complex="Arial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2-02T14:04:08</meta:creation-date>
    <dc:date>2007-02-07T13:44:00</dc:date>
    <dc:language>de-DE</dc:language>
    <meta:editing-cycles>18</meta:editing-cycles>
    <meta:editing-duration>PT2H46M11S</meta:editing-duration>
    <meta:user-defined meta:name="Info 1"/>
    <meta:user-defined meta:name="Info 2"/>
    <meta:user-defined meta:name="Info 3"/>
    <meta:user-defined meta:name="Info 4"/>
    <meta:document-statistic meta:object-count="60"/>
  </office:meta>
</office:document-meta>
</file>